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4pt" officeooo:rsid="00071962" officeooo:paragraph-rsid="00071962" style:font-size-asian="14pt" style:font-size-complex="14pt"/>
    </style:style>
    <style:style style:name="P2" style:family="paragraph" style:parent-style-name="Standard">
      <style:text-properties style:font-name="Liberation Sans1" fo:font-size="14pt" officeooo:rsid="0008151c" officeooo:paragraph-rsid="0008151c" style:font-size-asian="14pt" style:font-size-complex="14pt"/>
    </style:style>
    <style:style style:name="P3" style:family="paragraph" style:parent-style-name="Standard">
      <style:text-properties fo:color="#2d8a2d" style:font-name="Liberation Sans1" fo:font-size="14pt" officeooo:rsid="00071962" officeooo:paragraph-rsid="00071962" style:font-size-asian="14pt" style:font-size-complex="14pt"/>
    </style:style>
    <style:style style:name="P4" style:family="paragraph" style:parent-style-name="Standard">
      <style:text-properties fo:color="#2d8a2d" style:font-name="Liberation Sans1" fo:font-size="14pt" officeooo:rsid="0008151c" officeooo:paragraph-rsid="0008151c" style:font-size-asian="14pt" style:font-size-complex="14pt"/>
    </style:style>
    <style:style style:name="P5" style:family="paragraph" style:parent-style-name="Standard">
      <style:text-properties fo:color="#750000" style:font-name="Liberation Sans1" fo:font-size="14pt" officeooo:rsid="0009fe86" officeooo:paragraph-rsid="0009fe86" style:font-size-asian="14pt" style:font-size-complex="14pt"/>
    </style:style>
    <style:style style:name="P6" style:family="paragraph" style:parent-style-name="Standard">
      <style:text-properties style:font-name="Liberation Sans1" fo:font-size="14pt" officeooo:rsid="00071962" officeooo:paragraph-rsid="000cf839" style:font-size-asian="14pt" style:font-size-complex="14pt"/>
    </style:style>
    <style:style style:name="P7" style:family="paragraph" style:parent-style-name="Standard">
      <style:text-properties fo:color="#2d8a2d" style:font-name="Liberation Sans1" fo:font-size="14pt" officeooo:rsid="00071962" officeooo:paragraph-rsid="00071962" style:font-size-asian="14pt" style:font-size-complex="14pt"/>
    </style:style>
    <style:style style:name="T1" style:family="text">
      <style:text-properties officeooo:rsid="0009fe86"/>
    </style:style>
    <style:style style:name="T2" style:family="text">
      <style:text-properties fo:color="#2d8a2d"/>
    </style:style>
    <style:style style:name="T3" style:family="text">
      <style:text-properties fo:color="#2d8a2d" officeooo:rsid="0008151c"/>
    </style:style>
    <style:style style:name="T4" style:family="text">
      <style:text-properties fo:color="#2d8a2d" officeooo:rsid="000cf839"/>
    </style:style>
    <style:style style:name="T5" style:family="text">
      <style:text-properties fo:color="#750000"/>
    </style:style>
    <style:style style:name="T6" style:family="text">
      <style:text-properties fo:color="#750000" officeooo:rsid="0009fe86"/>
    </style:style>
    <style:style style:name="T7" style:family="text">
      <style:text-properties fo:color="#750000" officeooo:rsid="000cf839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0cf839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Bridge:</text:span></text:p>
      <text:p text:style-name="P1"><text:tab/><text:span text:style-name="T2">- entlastet grosse Netze (laesst Datenpakete nur in das Netz des <text:tab/> <text:tab/> <text:s text:c="2"/>Empfaengers</text:span></text:p>
      <text:p text:style-name="P1"><text:tab/><text:span text:style-name="T3">- flitert fehlerhafte Daten</text:span></text:p>
      <text:p text:style-name="P6"><text:tab/><text:span text:style-name="T6">- </text:span><text:span text:style-name="T7">kann Netzewerke nicht unterscheiden</text:span></text:p>
      <text:p text:style-name="P6"><text:span text:style-name="T7"><text:tab/>- </text:span><text:span text:style-name="T5">verbindet </text:span><text:span text:style-name="T7">homogene</text:span><text:span text:style-name="T5"> Netz</text:span><text:span text:style-name="T7">werke</text:span></text:p>
      <text:p text:style-name="P1"/>
      <text:p text:style-name="P6"><text:span text:style-name="T8">Router:</text:span></text:p>
      <text:p text:style-name="P6"><text:span text:style-name="T12"><text:tab/></text:span> <text:span text:style-name="T2">- Verbindung vo</text:span><text:span text:style-name="T4">n heterogenen Netzen</text:span></text:p>
      <text:p text:style-name="P3"><text:tab/>- <text:span text:style-name="T9">F</text:span>irewall</text:p>
      <text:p text:style-name="P3"><text:tab/><text:span text:style-name="T9">- leitet nach IP-Adressen weiter</text:span></text:p>
      <text:p text:style-name="P3"><text:tab/>- Anpassung an versch. Netztechniken </text:p>
      <text:p text:style-name="P4"><text:tab/>- Wegwahl fuer <text:span text:style-name="T1">Datenpakete</text:span></text:p>
      <text:p text:style-name="P2"><text:tab/><text:span text:style-name="T6">- Aufteilung der Bandbreite auf alle Hosts</text:span></text:p>
      <text:p text:style-name="P5"><text:tab/>→langsam bei vielen Nutz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4:01:09.313308839</meta:creation-date>
    <dc:date>2018-11-22T08:49:43.332259342</dc:date>
    <meta:editing-duration>PT13M9S</meta:editing-duration>
    <meta:editing-cycles>3</meta:editing-cycles>
    <meta:generator>LibreOffice/5.2.7.2$Linux_ARM_EABI LibreOffice_project/20m0$Build-2</meta:generator>
    <meta:document-statistic meta:table-count="0" meta:image-count="0" meta:object-count="0" meta:page-count="1" meta:paragraph-count="13" meta:word-count="59" meta:character-count="411" meta:non-whitespace-character-count="346"/>
  </office:meta>
</office:document-meta>
</file>